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127D63DB4DE.png" manifest:media-type="image/png"/>
  <manifest:file-entry manifest:full-path="Pictures/100000010000020A00000120785447D4.png" manifest:media-type="image/png"/>
  <manifest:file-entry manifest:full-path="Pictures/10000001000001D20000011F1DB17495.png" manifest:media-type="image/png"/>
  <manifest:file-entry manifest:full-path="Pictures/100000010000023C00000161A9DAEE8F.png" manifest:media-type="image/png"/>
  <manifest:file-entry manifest:full-path="Pictures/1000000100000483000001ABD5C96C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.048cm" svg:height="6.095cm" svg:x="4.688cm" svg:y="1.742cm">
          <draw:image xlink:href="Pictures/100000010000020A00000120785447D4.png" xlink:type="simple" xlink:show="embed" xlink:actuate="onLoad" draw:mime-type="image/png">
            <text:p/>
          </draw:image>
        </draw:frame>
        <draw:frame draw:style-name="gr1" draw:text-style-name="P1" draw:layer="layout" svg:width="9.863cm" svg:height="6.074cm" svg:x="4.797cm" svg:y="8.176cm">
          <draw:image xlink:href="Pictures/10000001000001D20000011F1DB17495.png" xlink:type="simple" xlink:show="embed" xlink:actuate="onLoad" draw:mime-type="image/png">
            <text:p/>
          </draw:image>
        </draw:frame>
        <draw:frame draw:style-name="gr1" draw:text-style-name="P1" draw:layer="layout" svg:width="12.107cm" svg:height="7.471cm" svg:x="3.862cm" svg:y="14.347cm">
          <draw:image xlink:href="Pictures/100000010000023C00000161A9DAEE8F.png" xlink:type="simple" xlink:show="embed" xlink:actuate="onLoad" draw:mime-type="image/png">
            <text:p/>
          </draw:image>
        </draw:frame>
        <draw:frame draw:style-name="gr1" draw:text-style-name="P1" draw:layer="layout" svg:width="7.302cm" svg:height="6.243cm" svg:x="6.673cm" svg:y="21.869cm">
          <draw:image xlink:href="Pictures/100000010000015900000127D63DB4DE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27.185cm" svg:height="10.048cm" draw:transform="rotate (-1.5707963267949) translate (15.893cm 0.743cm)">
          <draw:image xlink:href="Pictures/1000000100000483000001ABD5C96C99.png" xlink:type="simple" xlink:show="embed" xlink:actuate="onLoad" draw:mime-type="image/png">
            <text:p/>
          </draw:image>
        </draw:frame>
        <draw:frame draw:style-name="gr1" draw:text-style-name="P1" draw:layer="layout" svg:width="27.185cm" svg:height="10.048cm" draw:transform="rotate (-1.5707963267949) translate (15.707cm 1.263cm)">
          <draw:image xlink:href="Pictures/1000000100000483000001ABD5C96C9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04T14:22:44.189000000</meta:creation-date>
    <meta:print-date>2025-07-04T14:38:08.179000000</meta:print-date>
    <dc:date>2025-07-04T16:29:02.514000000</dc:date>
    <meta:editing-duration>PT1H46M56S</meta:editing-duration>
    <meta:editing-cycles>1</meta:editing-cycles>
    <meta:document-statistic meta:object-count="6"/>
    <meta:generator>LibreOffice/24.8.7.2$Windows_X86_64 LibreOffice_project/e07d0a63a46349d29051da79b1fde8160bab2a89</meta:generator>
  </office:meta>
</office:document-meta>
</file>